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ecf" officeooo:paragraph-rsid="001abecf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abecf" officeooo:paragraph-rsid="001abecf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ae346" officeooo:paragraph-rsid="001ae346" fo:background-color="#1e1e1e"/>
    </style:style>
    <style:style style:name="P5" style:family="paragraph" style:parent-style-name="Standard">
      <style:text-properties officeooo:paragraph-rsid="001abecf"/>
    </style:style>
    <style:style style:name="P6" style:family="paragraph" style:parent-style-name="Standard">
      <style:text-properties officeooo:rsid="001ae346" officeooo:paragraph-rsid="001ae346"/>
    </style:style>
    <style:style style:name="T1" style:family="text">
      <style:text-properties officeooo:rsid="001abecf"/>
    </style:style>
    <style:style style:name="T2" style:family="text">
      <style:text-properties fo:color="#569cd6" style:font-name="Droid Sans Mono" fo:font-size="10.5pt" fo:font-weight="normal" fo:background-color="#1e1e1e" loext:char-shading-value="0"/>
    </style:style>
    <style:style style:name="T3" style:family="text">
      <style:text-properties fo:color="#d4d4d4" style:font-name="Droid Sans Mono" fo:font-size="10.5pt" fo:font-weight="normal" fo:background-color="#1e1e1e" loext:char-shading-value="0"/>
    </style:style>
    <style:style style:name="T4" style:family="text">
      <style:text-properties fo:color="#9cdcfe"/>
    </style:style>
    <style:style style:name="T5" style:family="text">
      <style:text-properties fo:color="#9cdcfe" style:font-name="Droid Sans Mono" fo:font-size="10.5pt" fo:font-weight="normal" fo:background-color="#1e1e1e" loext:char-shading-value="0"/>
    </style:style>
    <style:style style:name="T6" style:family="text">
      <style:text-properties fo:color="#dcdcaa"/>
    </style:style>
    <style:style style:name="T7" style:family="text">
      <style:text-properties fo:color="#dcdcaa" style:font-name="Droid Sans Mono" fo:font-size="10.5pt" fo:font-weight="normal" fo:background-color="#1e1e1e" loext:char-shading-value="0"/>
    </style:style>
    <style:style style:name="T8" style:family="text">
      <style:text-properties fo:color="#ce9178"/>
    </style:style>
    <style:style style:name="T9" style:family="text">
      <style:text-properties fo:color="#ce9178" style:font-name="Droid Sans Mono" fo:font-size="10.5pt" fo:font-weight="normal" fo:background-color="#1e1e1e" loext:char-shading-value="0"/>
    </style:style>
    <style:style style:name="T10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1) <text:line-break/></text:span><text:span text:style-name="T2">var</text:span><text:span text:style-name="T3"> </text:span><text:span text:style-name="T5">t</text:span><text:span text:style-name="T3"> = </text:span><text:span text:style-name="T7">$</text:span><text:span text:style-name="T3">(</text:span><text:span text:style-name="T9">"body"</text:span><text:span text:style-name="T3">).</text:span><text:span text:style-name="T7">children</text:span><text:span text:style-name="T3">().</text:span><text:span text:style-name="T7">first</text:span><text:span text:style-name="T3">().</text:span><text:span text:style-name="T7">text</text:span><text:span text:style-name="T3">();</text:span></text:p>
      <text:p text:style-name="P2"><text:span text:style-name="T6">$</text:span>(<text:span text:style-name="T8">"body"</text:span>).<text:span text:style-name="T6">children</text:span>().<text:span text:style-name="T6">eq</text:span>(<text:span text:style-name="T10">1</text:span>).<text:span text:style-name="T6">text</text:span>(<text:span text:style-name="T4">t</text:span>);</text:p>
      <text:p text:style-name="P1"/>
      <text:p text:style-name="P1">2)</text:p>
      <text:p text:style-name="P3"><text:span text:style-name="T6">$</text:span>(<text:span text:style-name="T8">"ul.level-2"</text:span>)</text:p>
      <text:p text:style-name="P2">.<text:span text:style-name="T6">children</text:span>()</text:p>
      <text:p text:style-name="P2">.<text:span text:style-name="T6">css</text:span>(<text:span text:style-name="T8">"background-color"</text:span>, <text:span text:style-name="T8">"red"</text:span>);</text:p>
      <text:p text:style-name="P1"/>
      <text:p text:style-name="P6">3)</text:p>
      <text:p text:style-name="P4"><text:span text:style-name="T6">$</text:span>(<text:span text:style-name="T8">".third-item"</text:span>).<text:span text:style-name="T6">prev</text:span>().<text:span text:style-name="T6">css</text:span>(<text:span text:style-name="T8">"background-color"</text:span>, <text:span text:style-name="T8">"blue"</text:span>);</text:p>
      <text:p text:style-name="P6"/>
      <text:p text:style-name="P6">5)</text:p>
      <text:p text:style-name="P4"><text:span text:style-name="T6">$</text:span>(<text:span text:style-name="T8">"span"</text:span>).<text:span text:style-name="T6">parent</text:span>().<text:span text:style-name="T6">css</text:span>(<text:span text:style-name="T8">"background-color"</text:span>, <text:span text:style-name="T8">"green"</text:span>);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09:41:41.380629239</meta:creation-date>
    <meta:generator>LibreOffice/6.4.6.2$Linux_X86_64 LibreOffice_project/40$Build-2</meta:generator>
    <dc:date>2021-06-02T22:40:45.946515427</dc:date>
    <meta:editing-duration>PT17M48S</meta:editing-duration>
    <meta:editing-cycles>1</meta:editing-cycles>
    <meta:document-statistic meta:table-count="0" meta:image-count="0" meta:object-count="0" meta:page-count="1" meta:paragraph-count="10" meta:word-count="17" meta:character-count="255" meta:non-whitespace-character-count="247"/>
  </office:meta>
</office:document-meta>
</file>